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ns42:value-type="string" table:number-columns-spanned="3" table:number-rows-spanned="2">
            <text:p>Invoice #3367</text:p>
          </table:table-cell>
          <table:covered-table-cell table:number-columns-repeated="2"/>
          <table:table-cell table:style-name="ce15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ns42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92.11" ns42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ns42:value-type="string">
            <text:p>Terms</text:p>
          </table:table-cell>
          <table:table-cell table:style-name="ce9"/>
          <table:table-cell table:style-name="ce19"/>
          <table:table-cell table:style-name="ce19" office:value-type="string" ns42:value-type="string">
            <text:p>Invoice Date</text:p>
          </table:table-cell>
          <table:table-cell table:style-name="ce19" office:value-type="string" ns42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ns42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ns42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6-01" ns42:value-type="date">
            <text:p>06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ns42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ns42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ns42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ns42:value-type="string">
            <text:p>Date</text:p>
          </table:table-cell>
          <table:table-cell table:style-name="ce10" office:value-type="string" ns42:value-type="string">
            <text:p>Service</text:p>
          </table:table-cell>
          <table:table-cell table:style-name="ce32" office:value-type="string" ns42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ns42:value-type="string">
            <text:p>Rate</text:p>
          </table:table-cell>
          <table:table-cell table:style-name="ce10" office:value-type="string" ns42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ns42:value-type="string">
            <text:p>05/01-05/31</text:p>
          </table:table-cell>
          <table:table-cell table:style-name="ce27" office:value-type="string" ns42:value-type="string">
            <text:p>Cleaning</text:p>
          </table:table-cell>
          <table:table-cell table:style-name="ce27" office:value-type="string" ns42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ns42:value-type="string">
            <text:p>--</text:p>
          </table:table-cell>
          <table:table-cell table:style-name="ce37" office:value-type="currency" office:currency="USD" office:value="1892.11" ns42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ns42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ns42:value-type="string">
            <text:p>Total</text:p>
          </table:table-cell>
          <table:table-cell table:style-name="ce39" table:formula="of:=SUM([.I15:.I25])" office:value-type="currency" office:currency="USD" office:value="1892.11" ns42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ns42:value-type="string">
            <text:p>Balance Due</text:p>
          </table:table-cell>
          <table:table-cell table:style-name="ce40" table:formula="of:=SUM([.I16:.I26])" office:value-type="currency" office:currency="USD" office:value="1892.11" ns42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.227000000</meta:creation-date>
    <dc:date>2026-03-21T17:10:02.973586570</dc:date>
    <meta:editing-duration>PT4H2M30S</meta:editing-duration>
    <meta:editing-cycles>69</meta:editing-cycles>
    <meta:document-statistic meta:table-count="1" meta:cell-count="30" meta:object-count="1"/>
    <meta:generator>ODFPY/1.4.2</meta:generator>
  </office:meta>
</office:document-meta>
</file>